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OROSCO PECEROS, FREYSER FREY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ICHANAQU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7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OROSCO PECEROS, FREYSER FREY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S BB CRIOLLOS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ROPIO (GENETICA)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7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7T17:40:03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